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0856" calcext:value-type="float">
            <text:p>125.7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2768" calcext:value-type="float">
            <text:p>123.4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3384" calcext:value-type="float">
            <text:p>125.3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172" calcext:value-type="float">
            <text:p>105.2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0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9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9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9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9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8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2601</text:p>
          </table:table-cell>
          <table:table-cell office:value-type="string" calcext:value-type="string">
            <text:p>197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